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</style:style>
    <style:style style:name="T1" style:family="text">
      <style:text-properties officeooo:rsid="0018ca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started on 2019-03-05 23:29:10+0530</text:p>
      <text:p text:style-name="Preformatted_20_Text"><text:a xlink:type="simple" xlink:href="mailto:praveen@praveen" text:style-name="Internet_20_link" text:visited-style-name="Visited_20_Internet_20_Link">praveen@praveen</text:a> cat Bankers.c</text:p>
      <text:p text:style-name="Preformatted_20_Text">#include&lt;stdio.h&gt;</text:p>
      <text:p text:style-name="Preformatted_20_Text">#include&lt;stdlib.h&gt;</text:p>
      <text:p text:style-name="Preformatted_20_Text">int resource[5];</text:p>
      <text:p text:style-name="Preformatted_20_Text">int allocated[5][5];</text:p>
      <text:p text:style-name="Preformatted_20_Text">int need[5][5];</text:p>
      <text:p text:style-name="Preformatted_20_Text">int max[5][5];</text:p>
      <text:p text:style-name="Preformatted_20_Text">int available[5];</text:p>
      <text:p text:style-name="Preformatted_20_Text">int total[5];</text:p>
      <text:p text:style-name="Preformatted_20_Text">int safety[5];</text:p>
      <text:p text:style-name="Preformatted_20_Text">int overp[5];</text:p>
      <text:p text:style-name="Preformatted_20_Text">int M, N;</text:p>
      <text:p text:style-name="Preformatted_20_Text">int talloc[5][5], tneed[5][5], tavail[5], diff[5];</text:p>
      <text:p text:style-name="Preformatted_20_Text">int c = 0, no = 0, ncheck = 0, ch, dead = 0;</text:p>
      <text:p text:style-name="Preformatted_20_Text">void read()</text:p>
      <text:p text:style-name="Preformatted_20_Text">{</text:p>
      <text:p text:style-name="Preformatted_20_Text"><text:s text:c="4"/>for(int j = 0; j &lt; M; j++) {</text:p>
      <text:p text:style-name="Preformatted_20_Text"><text:s text:c="8"/>total[j] = 0;</text:p>
      <text:p text:style-name="Preformatted_20_Text"><text:s text:c="8"/>diff[j] = 0;</text:p>
      <text:p text:style-name="Preformatted_20_Text"><text:s text:c="8"/>tavail[j] = 0;</text:p>
      <text:p text:style-name="Preformatted_20_Text"><text:s text:c="8"/>available[j] = 0;</text:p>
      <text:p text:style-name="Preformatted_20_Text"><text:s text:c="8"/>overp[j] = 0;</text:p>
      <text:p text:style-name="Preformatted_20_Text"><text:s text:c="8"/>safety[j] = 0;</text:p>
      <text:p text:style-name="Preformatted_20_Text"><text:s text:c="8"/>resource[j] = 0;</text:p>
      <text:p text:style-name="Preformatted_20_Text"><text:s text:c="8"/>for(int i = 0; i &lt; N; i++) {</text:p>
      <text:p text:style-name="Preformatted_20_Text"><text:s text:c="12"/>allocated[i][j] = 0;</text:p>
      <text:p text:style-name="Preformatted_20_Text"><text:s text:c="12"/>need[i][j] = 0;</text:p>
      <text:p text:style-name="Preformatted_20_Text"><text:s text:c="12"/>max[i][j] = 0;</text:p>
      <text:p text:style-name="Preformatted_20_Text"><text:s text:c="12"/>talloc[i][j] = 0;</text:p>
      <text:p text:style-name="Preformatted_20_Text"><text:s text:c="12"/>tneed[i][j] = 0;</text:p>
      <text:p text:style-name="Preformatted_20_Text"><text:s text:c="8"/>}</text:p>
      <text:p text:style-name="Preformatted_20_Text"><text:s text:c="4"/>}</text:p>
      <text:p text:style-name="Preformatted_20_Text"><text:s text:c="4"/>c = 0; no = 0; ncheck = 0; dead = 0;</text:p>
      <text:p text:style-name="Preformatted_20_Text"><text:s text:c="4"/>printf("No. of resources and processes: ");</text:p>
      <text:p text:style-name="Preformatted_20_Text"><text:s text:c="4"/>scanf("%d %d", &amp;M, &amp;N);</text:p>
      <text:p text:style-name="Preformatted_20_Text"><text:s text:c="4"/>for(int i = 0; i &lt; M; i++)</text:p>
      <text:p text:style-name="Preformatted_20_Text"><text:s text:c="4"/>{</text:p>
      <text:p text:style-name="Preformatted_20_Text"><text:s text:c="8"/>printf("Total no. of resource %d: ", i+1);</text:p>
      <text:p text:style-name="Preformatted_20_Text"><text:s text:c="8"/>scanf("%d", &amp;resource[i]);</text:p>
      <text:p text:style-name="Preformatted_20_Text"><text:s text:c="4"/>}</text:p>
      <text:p text:style-name="Preformatted_20_Text"><text:s text:c="4"/>for(int i = 0; i &lt; N; i++)</text:p>
      <text:p text:style-name="Preformatted_20_Text"><text:s text:c="4"/>{</text:p>
      <text:p text:style-name="Preformatted_20_Text"><text:s text:c="8"/>printf("Process %d:\nAllocated: ", i+1);</text:p>
      <text:p text:style-name="Preformatted_20_Text"><text:s text:c="8"/>for(int j = 0; j &lt; M; j++) {</text:p>
      <text:p text:style-name="Preformatted_20_Text"><text:s text:c="12"/>scanf("%d", &amp;allocated[i][j]);</text:p>
      <text:p text:style-name="Preformatted_20_Text"><text:s text:c="12"/>total[j] += allocated[i][j];</text:p>
      <text:p text:style-name="Preformatted_20_Text"><text:s text:c="8"/>}</text:p>
      <text:p text:style-name="Preformatted_20_Text"><text:s text:c="8"/>printf("Maximum: ");</text:p>
      <text:p text:style-name="Preformatted_20_Text"><text:s text:c="8"/>for(int j = 0; j &lt; M; j++) {</text:p>
      <text:p text:style-name="Preformatted_20_Text"><text:s text:c="12"/>scanf("%d", &amp;max[i][j]);</text:p>
      <text:p text:style-name="Preformatted_20_Text"><text:s text:c="12"/>need[i][j] = max[i][j] - allocated[i][j];</text:p>
      <text:p text:style-name="Preformatted_20_Text"><text:s text:c="8"/>}</text:p>
      <text:p text:style-name="Preformatted_20_Text"><text:s text:c="4"/>}</text:p>
      <text:p text:style-name="Preformatted_20_Text"><text:s text:c="4"/>for(int i = 0; i &lt; M; i++) {</text:p>
      <text:p text:style-name="Preformatted_20_Text"><text:s text:c="8"/>available[i] = resource[i] - total[i];</text:p>
      <text:p text:style-name="Preformatted_20_Text"><text:s text:c="8"/>if(available[i] &lt; 0) {</text:p>
      <text:p text:style-name="Preformatted_20_Text"><text:s text:c="12"/>printf("Error! Re-enter data!\n");</text:p>
      <text:p text:style-name="Preformatted_20_Text"><text:s text:c="12"/>for(int j = 0; j &lt; M; j++) available[j] = 0;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<text:soft-page-break/>void print()</text:p>
      <text:p text:style-name="Preformatted_20_Text">{</text:p>
      <text:p text:style-name="Preformatted_20_Text"><text:s text:c="4"/>printf("Data:\nP\tAlloc\t\t Max\t\t <text:s/>Need\t\t <text:s text:c="2"/>Available\n \t");</text:p>
      <text:p text:style-name="Preformatted_20_Text"><text:s text:c="4"/>for(int a = 0; a &lt; 4; a++) {</text:p>
      <text:p text:style-name="Preformatted_20_Text"><text:s text:c="8"/>for(int b = 0; b &lt; M; b++) {</text:p>
      <text:p text:style-name="Preformatted_20_Text"><text:s text:c="12"/>printf("R%d ",b+1);</text:p>
      <text:p text:style-name="Preformatted_20_Text"><text:s text:c="8"/>}</text:p>
      <text:p text:style-name="Preformatted_20_Text"><text:s text:c="8"/>if(a != 3) printf("\t");</text:p>
      <text:p text:style-name="Preformatted_20_Text"><text:s text:c="8"/>for(int s = 0; s &lt;= a &amp;&amp; a&lt;=2; s++) printf(" ");</text:p>
      <text:p text:style-name="Preformatted_20_Text"><text:s text:c="4"/>}</text:p>
      <text:p text:style-name="Preformatted_20_Text"><text:s text:c="4"/>printf("\n \t <text:s text:c="4"/>\t\t <text:s text:c="3"/>\t\t <text:s text:c="5"/>\t\t <text:s text:c="2"/>");</text:p>
      <text:p text:style-name="Preformatted_20_Text"><text:s text:c="4"/>for(int b = 0; b &lt; M; b++) printf("%2d ",available[b]);</text:p>
      <text:p text:style-name="Preformatted_20_Text"><text:s text:c="4"/>printf("\n");</text:p>
      <text:p text:style-name="Preformatted_20_Text"><text:s text:c="4"/>for(int i = 0; i &lt; N; i++)</text:p>
      <text:p text:style-name="Preformatted_20_Text"><text:s text:c="4"/>{</text:p>
      <text:p text:style-name="Preformatted_20_Text"><text:s text:c="8"/>printf("%d\t", i+1);</text:p>
      <text:p text:style-name="Preformatted_20_Text"><text:s text:c="8"/>for(int b = 0; b &lt; M; b++) printf("%2d ",allocated[i][b]);</text:p>
      <text:p text:style-name="Preformatted_20_Text"><text:s text:c="8"/>printf("\t ");</text:p>
      <text:p text:style-name="Preformatted_20_Text"><text:s text:c="8"/>for(int b = 0; b &lt; M; b++) printf("%2d ",max[i][b]);</text:p>
      <text:p text:style-name="Preformatted_20_Text"><text:s text:c="8"/>printf("\t <text:s/>");</text:p>
      <text:p text:style-name="Preformatted_20_Text"><text:s text:c="8"/>for(int b = 0; b &lt; M; b++) printf("%2d ",need[i][b]);</text:p>
      <text:p text:style-name="Preformatted_20_Text"><text:s text:c="8"/>printf("\n");</text:p>
      <text:p text:style-name="Preformatted_20_Text"><text:s text:c="4"/>}</text:p>
      <text:p text:style-name="Preformatted_20_Text">}</text:p>
      <text:p text:style-name="Preformatted_20_Text">void bankers()</text:p>
      <text:p text:style-name="Preformatted_20_Text">{</text:p>
      <text:p text:style-name="Preformatted_20_Text"><text:s text:c="4"/>dead = 0;</text:p>
      <text:p text:style-name="Preformatted_20_Text"><text:s text:c="4"/>for(int i = 0; i &lt; M; i++) {</text:p>
      <text:p text:style-name="Preformatted_20_Text"><text:s text:c="8"/>tavail[i] = available[i];</text:p>
      <text:p text:style-name="Preformatted_20_Text"><text:s text:c="4"/>}</text:p>
      <text:p text:style-name="Preformatted_20_Text"><text:s text:c="4"/>for(int i = 0; i &lt; N; i++) {</text:p>
      <text:p text:style-name="Preformatted_20_Text"><text:s text:c="8"/>for(int j = 0; j &lt; M; j++) {</text:p>
      <text:p text:style-name="Preformatted_20_Text"><text:s text:c="12"/>talloc[i][j] = allocated[i][j];</text:p>
      <text:p text:style-name="Preformatted_20_Text"><text:s text:c="12"/>tneed[i][j] = need[i][j];</text:p>
      <text:p text:style-name="Preformatted_20_Text"><text:s text:c="8"/>}</text:p>
      <text:p text:style-name="Preformatted_20_Text"><text:s text:c="4"/>}</text:p>
      <text:p text:style-name="Preformatted_20_Text"><text:s text:c="4"/>c = 0; no = 0;</text:p>
      <text:p text:style-name="Preformatted_20_Text"><text:s text:c="4"/>for(int i = 0; i &lt; N; i++) overp[i] = 0;</text:p>
      <text:p text:style-name="Preformatted_20_Text"><text:s text:c="4"/>while(c &lt; N) {</text:p>
      <text:p text:style-name="Preformatted_20_Text"><text:s text:c="8"/>no = 1;</text:p>
      <text:p text:style-name="Preformatted_20_Text"><text:s text:c="8"/>for(int i = 0; i &lt; N; i++)</text:p>
      <text:p text:style-name="Preformatted_20_Text"><text:s text:c="8"/>{</text:p>
      <text:p text:style-name="Preformatted_20_Text"><text:s text:c="12"/>ncheck = 0;</text:p>
      <text:p text:style-name="Preformatted_20_Text"><text:s text:c="12"/>if(!overp[i]) {</text:p>
      <text:p text:style-name="Preformatted_20_Text"><text:s text:c="16"/>for(int j = 0; j &lt; M; j++)</text:p>
      <text:p text:style-name="Preformatted_20_Text"><text:s text:c="16"/>{</text:p>
      <text:p text:style-name="Preformatted_20_Text"><text:s text:c="20"/>diff[j] = tavail[j] - tneed[i][j];</text:p>
      <text:p text:style-name="Preformatted_20_Text"><text:s text:c="20"/>if(diff[j] &lt; 0) ncheck = 1;</text:p>
      <text:p text:style-name="Preformatted_20_Text"><text:s text:c="16"/>}</text:p>
      <text:p text:style-name="Preformatted_20_Text"><text:s text:c="16"/>if(ncheck != 1) {</text:p>
      <text:p text:style-name="Preformatted_20_Text"><text:s text:c="20"/>for(int k = 0; k &lt; M; k++) {</text:p>
      <text:p text:style-name="Preformatted_20_Text"><text:s text:c="24"/>tavail[k] += talloc[i][k];</text:p>
      <text:p text:style-name="Preformatted_20_Text"><text:s text:c="20"/>}</text:p>
      <text:p text:style-name="Preformatted_20_Text"><text:s text:c="20"/>printf("P%d is over!\n", i+1);</text:p>
      <text:p text:style-name="Preformatted_20_Text"><text:s text:c="20"/>overp[i] = 1;</text:p>
      <text:p text:style-name="Preformatted_20_Text"><text:s text:c="20"/>safety[c] = i+1;</text:p>
      <text:p text:style-name="Preformatted_20_Text"><text:s text:c="20"/>c++;</text:p>
      <text:p text:style-name="Preformatted_20_Text"><text:s text:c="20"/>no = 0;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<text:s text:c="8"/>if(no == 1) {</text:p>
      <text:p text:style-name="Preformatted_20_Text"><text:s text:c="12"/>printf("\nDeadlock!\n");</text:p>
      <text:p text:style-name="Preformatted_20_Text"><text:soft-page-break/><text:s text:c="12"/>dead = 1;</text:p>
      <text:p text:style-name="Preformatted_20_Text"><text:s text:c="12"/>for(int k = 0; k &lt; N; k++)</text:p>
      <text:p text:style-name="Preformatted_20_Text"><text:s text:c="16"/>if(overp[k] != 1) printf("P%d ",k+1);</text:p>
      <text:p text:style-name="Preformatted_20_Text"><text:s text:c="12"/>printf("\n");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<text:s text:c="4"/>printf("\n");</text:p>
      <text:p text:style-name="Preformatted_20_Text"><text:s text:c="4"/>if(c == N)</text:p>
      <text:p text:style-name="Preformatted_20_Text"><text:s text:c="4"/>{</text:p>
      <text:p text:style-name="Preformatted_20_Text"><text:s text:c="8"/>printf("Safety: ");</text:p>
      <text:p text:style-name="Preformatted_20_Text"><text:s text:c="8"/>for(int i = 0; i &lt; N; i++) printf("P%d ", safety[i]);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void request()</text:p>
      <text:p text:style-name="Preformatted_20_Text">{</text:p>
      <text:p text:style-name="Preformatted_20_Text"><text:s text:c="4"/>int p, r[10], can = 1;</text:p>
      <text:p text:style-name="Preformatted_20_Text"><text:s text:c="4"/>printf("Process: ");</text:p>
      <text:p text:style-name="Preformatted_20_Text"><text:s text:c="4"/>scanf("%d", &amp;p);</text:p>
      <text:p text:style-name="Preformatted_20_Text"><text:s text:c="4"/>printf("Request for: ");</text:p>
      <text:p text:style-name="Preformatted_20_Text"><text:s text:c="4"/>for(int i = 0; i &lt; M; i++) {</text:p>
      <text:p text:style-name="Preformatted_20_Text"><text:s text:c="8"/>scanf("%d", &amp;r[i]);</text:p>
      <text:p text:style-name="Preformatted_20_Text"><text:s text:c="4"/>}</text:p>
      <text:p text:style-name="Preformatted_20_Text"><text:s text:c="4"/>for(int i = 0; i &lt; M; i++) {</text:p>
      <text:p text:style-name="Preformatted_20_Text"><text:s text:c="8"/>if(available[i] - r[i] &lt; 0) can = 0;</text:p>
      <text:p text:style-name="Preformatted_20_Text"><text:s text:c="4"/>}</text:p>
      <text:p text:style-name="Preformatted_20_Text"><text:s text:c="4"/>if(can == 0) printf("\nCannot request!\n");</text:p>
      <text:p text:style-name="Preformatted_20_Text"><text:s text:c="4"/>else {</text:p>
      <text:p text:style-name="Preformatted_20_Text"><text:s text:c="8"/>for(int i = 0; i &lt; M; i++) {</text:p>
      <text:p text:style-name="Preformatted_20_Text"><text:s text:c="12"/>allocated[p-1][i] += r[i];</text:p>
      <text:p text:style-name="Preformatted_20_Text"><text:s text:c="12"/>need[p-1][i] -= r[i];</text:p>
      <text:p text:style-name="Preformatted_20_Text"><text:s text:c="12"/>available[i] -= r[i];</text:p>
      <text:p text:style-name="Preformatted_20_Text"><text:s text:c="8"/>}</text:p>
      <text:p text:style-name="Preformatted_20_Text"><text:s text:c="8"/>print();</text:p>
      <text:p text:style-name="Preformatted_20_Text"><text:s text:c="8"/>bankers();</text:p>
      <text:p text:style-name="Preformatted_20_Text"><text:s text:c="8"/>if(dead == 1) {</text:p>
      <text:p text:style-name="Preformatted_20_Text"><text:s text:c="12"/>for(int i = 0; i &lt; M; i++) {</text:p>
      <text:p text:style-name="Preformatted_20_Text"><text:s text:c="16"/>allocated[p-1][i] -= r[i];</text:p>
      <text:p text:style-name="Preformatted_20_Text"><text:s text:c="16"/>need[p-1][i] += r[i];</text:p>
      <text:p text:style-name="Preformatted_20_Text"><text:s text:c="16"/>available[i] += r[i];</text:p>
      <text:p text:style-name="Preformatted_20_Text"><text:s text:c="12"/>}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void menu()</text:p>
      <text:p text:style-name="Preformatted_20_Text">{</text:p>
      <text:p text:style-name="Preformatted_20_Text"><text:s text:c="4"/>printf("1. Enter data 2. Print data 3. View Sequence 4. Request 5. Exit\nChoice: ");</text:p>
      <text:p text:style-name="Preformatted_20_Text"><text:s text:c="4"/>scanf("%d", &amp;ch);</text:p>
      <text:p text:style-name="Preformatted_20_Text"><text:s text:c="4"/>if(ch == 1) read();</text:p>
      <text:p text:style-name="Preformatted_20_Text"><text:s text:c="4"/>else if(ch == 2) print();</text:p>
      <text:p text:style-name="Preformatted_20_Text"><text:s text:c="4"/>else if(ch == 3) bankers();</text:p>
      <text:p text:style-name="Preformatted_20_Text"><text:s text:c="4"/>else if(ch == 4) request();</text:p>
      <text:p text:style-name="Preformatted_20_Text"><text:s text:c="4"/>else exit(0);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while(1) menu();</text:p>
      <text:p text:style-name="Preformatted_20_Text"><text:s text:c="4"/>return 0;</text:p>
      <text:p text:style-name="Preformatted_20_Text">}</text:p>
      <text:p text:style-name="Preformatted_20_Text">praveen@praveen gcc Bankers.c</text:p>
      <text:p text:style-name="Preformatted_20_Text">praveen@praveen ./a.p##[Kout</text:p>
      <text:p text:style-name="Preformatted_20_Text"><text:soft-page-break/>1. Enter data 2. Print data 3. View Sequence 4. Request 5. Exit</text:p>
      <text:p text:style-name="Preformatted_20_Text">Choice: 1</text:p>
      <text:p text:style-name="Preformatted_20_Text">No. of resources and processes: 4 4</text:p>
      <text:p text:style-name="Preformatted_20_Text">Total no. of resource 1: 11</text:p>
      <text:p text:style-name="Preformatted_20_Text">Total no. of resource 2: 11</text:p>
      <text:p text:style-name="Preformatted_20_Text">Total no. of resource 3: 8</text:p>
      <text:p text:style-name="Preformatted_20_Text">Total no. of resource 4: 10</text:p>
      <text:p text:style-name="Preformatted_20_Text">Process 1:</text:p>
      <text:p text:style-name="Preformatted_20_Text">Allocated: 2 0 0 1</text:p>
      <text:p text:style-name="Preformatted_20_Text">Maximum: 4 2 1 2</text:p>
      <text:p text:style-name="Preformatted_20_Text">Process 2:</text:p>
      <text:p text:style-name="Preformatted_20_Text">Allocated: 3 2 # ## #1 2 1</text:p>
      <text:p text:style-name="Preformatted_20_Text">Maximum: 5 2 5 2</text:p>
      <text:p text:style-name="Preformatted_20_Text">Process 3:</text:p>
      <text:p text:style-name="Preformatted_20_Text">Allocated: 2 0 1 3</text:p>
      <text:p text:style-name="Preformatted_20_Text">Maximum: 2 3 1 6</text:p>
      <text:p text:style-name="Preformatted_20_Text">Process 4:</text:p>
      <text:p text:style-name="Preformatted_20_Text">Allocated: 2 7 4 4</text:p>
      <text:p text:style-name="Preformatted_20_Text">Maximum: 4 <text:span text:style-name="T1">10 6</text:span> 5</text:p>
      <text:p text:style-name="Preformatted_20_Text">1. Enter data 2. Print data 3. View Sequence 4. Request 5. Exit</text:p>
      <text:p text:style-name="Preformatted_20_Text">Choice: 2</text:p>
      <text:p text:style-name="Preformatted_20_Text">Data:</text:p>
      <text:p text:style-name="Preformatted_20_Text">P<text:tab/>Alloc<text:tab/><text:tab/> Max<text:tab/><text:tab/> <text:s/>Need<text:tab/><text:tab/> <text:s text:c="2"/>Available</text:p>
      <text:p text:style-name="Preformatted_20_Text"><text:s/><text:tab/>R1 R2 R3 R4 <text:tab/> R1 R2 R3 R4 <text:tab/> <text:s/>R1 R2 R3 R4 <text:tab/> <text:s text:c="2"/>R1 R2 R3 R4 </text:p>
      <text:p text:style-name="Preformatted_20_Text"><text:s/><text:tab/> <text:s text:c="4"/><text:tab/><text:tab/> <text:s text:c="3"/><text:tab/><text:tab/> <text:s text:c="5"/><text:tab/><text:tab/> <text:s text:c="3"/>2 <text:s/>3 <text:s/>1 <text:s/>1 </text:p>
      <text:p text:style-name="Preformatted_20_Text">1<text:tab/> 2 <text:s/>0 <text:s/>0 <text:s/>1 <text:tab/> <text:s/>4 <text:s/>2 <text:s/>1 <text:s/>2 <text:tab/> <text:s text:c="2"/>2 <text:s/>2 <text:s/>1 <text:s/>1 </text:p>
      <text:p text:style-name="Preformatted_20_Text">2<text:tab/> 3 <text:s/>1 <text:s/>2 <text:s/>1 <text:tab/> <text:s/>5 <text:s/>2 <text:s/>5 <text:s/>2 <text:tab/> <text:s text:c="2"/>2 <text:s/>1 <text:s/>3 <text:s/>1 </text:p>
      <text:p text:style-name="Preformatted_20_Text">3<text:tab/> 2 <text:s/>0 <text:s/>1 <text:s/>3 <text:tab/> <text:s/>2 <text:s/>3 <text:s/>1 <text:s/>6 <text:tab/> <text:s text:c="2"/>0 <text:s/>3 <text:s/>0 <text:s/>3 </text:p>
      <text:p text:style-name="Preformatted_20_Text">4<text:tab/> 2 <text:s/>7 <text:s/>4 <text:s/>4 <text:tab/> <text:s/>4 10 <text:s/>6 <text:s/>5 <text:tab/> <text:s text:c="2"/>2 <text:s/>3 <text:s/>2 <text:s/>1 </text:p>
      <text:p text:style-name="Preformatted_20_Text">1. Enter data 2. Print data 3. View Sequence 4. Request 5. Exit</text:p>
      <text:p text:style-name="Preformatted_20_Text">Choice: 3</text:p>
      <text:p text:style-name="Preformatted_20_Text">P1 is over!</text:p>
      <text:p text:style-name="Preformatted_20_Text"></text:p>
      <text:p text:style-name="Preformatted_20_Text">Deadlock!</text:p>
      <text:p text:style-name="Preformatted_20_Text">P2 P3 P4 </text:p>
      <text:p text:style-name="Preformatted_20_Text"></text:p>
      <text:p text:style-name="Preformatted_20_Text">1. Enter data 2. Print data 3. View Sequence 4. Request 5. Exit</text:p>
      <text:p text:style-name="Preformatted_20_Text">Choice: 1</text:p>
      <text:p text:style-name="Preformatted_20_Text">No. of resources and processes: 4 5</text:p>
      <text:p text:style-name="Preformatted_20_Text">Total no. of resource 1: 11</text:p>
      <text:p text:style-name="Preformatted_20_Text">Total no. of resource 2: 11</text:p>
      <text:p text:style-name="Preformatted_20_Text">Total no. of resource 3: 8</text:p>
      <text:p text:style-name="Preformatted_20_Text">Total no. of resource 4: 10</text:p>
      <text:p text:style-name="Preformatted_20_Text">Process 1:</text:p>
      <text:p text:style-name="Preformatted_20_Text">Allocated: 2 0 0 1</text:p>
      <text:p text:style-name="Preformatted_20_Text">Maximum: 4 2 1 2</text:p>
      <text:p text:style-name="Preformatted_20_Text">Process 2:</text:p>
      <text:p text:style-name="Preformatted_20_Text">Allocated: 3 <text:span text:style-name="T1">1 2 1</text:span></text:p>
      <text:p text:style-name="Preformatted_20_Text">Maximum: 5 2 5 2</text:p>
      <text:p text:style-name="Preformatted_20_Text">Process 3:</text:p>
      <text:p text:style-name="Preformatted_20_Text">Allocated: 2 1 0 3</text:p>
      <text:p text:style-name="Preformatted_20_Text">Maximum: 2 3 1 6</text:p>
      <text:p text:style-name="Preformatted_20_Text">Process 4:</text:p>
      <text:p text:style-name="Preformatted_20_Text">Allocated: 1 3 1 2</text:p>
      <text:p text:style-name="Preformatted_20_Text">Maximum: 1 4 2 4</text:p>
      <text:p text:style-name="Preformatted_20_Text">Process 5:</text:p>
      <text:p text:style-name="Preformatted_20_Text">Allocated: 1 4 3 2</text:p>
      <text:p text:style-name="Preformatted_20_Text">Maximum: 3 6 6 5</text:p>
      <text:p text:style-name="Preformatted_20_Text">1. Enter data 2. Print data 3. View Sequence 4. Request 5. Exit</text:p>
      <text:p text:style-name="Preformatted_20_Text">Choice: 2</text:p>
      <text:p text:style-name="Preformatted_20_Text">Data:</text:p>
      <text:p text:style-name="Preformatted_20_Text">P<text:tab/>Alloc<text:tab/><text:tab/> Max<text:tab/><text:tab/> <text:s/>Need<text:tab/><text:tab/> <text:s text:c="2"/>Available</text:p>
      <text:p text:style-name="Preformatted_20_Text"><text:s/><text:tab/>R1 R2 R3 R4 <text:tab/> R1 R2 R3 R4 <text:tab/> <text:s/>R1 R2 R3 R4 <text:tab/> <text:s text:c="2"/>R1 R2 R3 R4 </text:p>
      <text:p text:style-name="Preformatted_20_Text"><text:soft-page-break/><text:s/><text:tab/> <text:s text:c="4"/><text:tab/><text:tab/> <text:s text:c="3"/><text:tab/><text:tab/> <text:s text:c="5"/><text:tab/><text:tab/> <text:s text:c="3"/>2 <text:s/>2 <text:s/>2 <text:s/>1 </text:p>
      <text:p text:style-name="Preformatted_20_Text">1<text:tab/> 2 <text:s/>0 <text:s/>0 <text:s/>1 <text:tab/> <text:s/>4 <text:s/>2 <text:s/>1 <text:s/>2 <text:tab/> <text:s text:c="2"/>2 <text:s/>2 <text:s/>1 <text:s/>1 </text:p>
      <text:p text:style-name="Preformatted_20_Text">2<text:tab/> 3 <text:s/>1 <text:s/>2 <text:s/>1 <text:tab/> <text:s/>5 <text:s/>2 <text:s/>5 <text:s/>2 <text:tab/> <text:s text:c="2"/>2 <text:s/>1 <text:s/>3 <text:s/>1 </text:p>
      <text:p text:style-name="Preformatted_20_Text">3<text:tab/> 2 <text:s/>1 <text:s/>0 <text:s/>3 <text:tab/> <text:s/>2 <text:s/>3 <text:s/>1 <text:s/>6 <text:tab/> <text:s text:c="2"/>0 <text:s/>2 <text:s/>1 <text:s/>3 </text:p>
      <text:p text:style-name="Preformatted_20_Text">4<text:tab/> 1 <text:s/>3 <text:s/>1 <text:s/>2 <text:tab/> <text:s/>1 <text:s/>4 <text:s/>2 <text:s/>4 <text:tab/> <text:s text:c="2"/>0 <text:s/>1 <text:s/>1 <text:s/>2 </text:p>
      <text:p text:style-name="Preformatted_20_Text">5<text:tab/> 1 <text:s/>4 <text:s/>3 <text:s/>2 <text:tab/> <text:s/>3 <text:s/>6 <text:s/>6 <text:s/>5 <text:tab/> <text:s text:c="2"/>2 <text:s/>2 <text:s/>3 <text:s/>3 </text:p>
      <text:p text:style-name="Preformatted_20_Text">1. Enter data 2. Print data 3. View Sequence 4. Request 5. Exit</text:p>
      <text:p text:style-name="Preformatted_20_Text">Choice: 3</text:p>
      <text:p text:style-name="Preformatted_20_Text">P1 is over!</text:p>
      <text:p text:style-name="Preformatted_20_Text">P4 is over!</text:p>
      <text:p text:style-name="Preformatted_20_Text">P5 is over!</text:p>
      <text:p text:style-name="Preformatted_20_Text">P2 is over!</text:p>
      <text:p text:style-name="Preformatted_20_Text">P3 is over!</text:p>
      <text:p text:style-name="Preformatted_20_Text"></text:p>
      <text:p text:style-name="Preformatted_20_Text">Safety: P1 P4 P5 P2 P3 </text:p>
      <text:p text:style-name="Preformatted_20_Text">1. Enter data 2. Print data 3. View Sequence 4. Request 5. Exit</text:p>
      <text:p text:style-name="Preformatted_20_Text">Choice: 4</text:p>
      <text:p text:style-name="Preformatted_20_Text">Process: 5</text:p>
      <text:p text:style-name="Preformatted_20_Text">Request for: 0 0 2 0</text:p>
      <text:p text:style-name="Preformatted_20_Text">Data:</text:p>
      <text:p text:style-name="Preformatted_20_Text">P<text:tab/>Alloc<text:tab/><text:tab/> Max<text:tab/><text:tab/> <text:s/>Need<text:tab/><text:tab/> <text:s text:c="2"/>Available</text:p>
      <text:p text:style-name="Preformatted_20_Text"><text:s/><text:tab/>R1 R2 R3 R4 <text:tab/> R1 R2 R3 R4 <text:tab/> <text:s/>R1 R2 R3 R4 <text:tab/> <text:s text:c="2"/>R1 R2 R3 R4 </text:p>
      <text:p text:style-name="Preformatted_20_Text"><text:s/><text:tab/> <text:s text:c="4"/><text:tab/><text:tab/> <text:s text:c="3"/><text:tab/><text:tab/> <text:s text:c="5"/><text:tab/><text:tab/> <text:s text:c="3"/>2 <text:s/>2 <text:s/>0 <text:s/>1 </text:p>
      <text:p text:style-name="Preformatted_20_Text">1<text:tab/> 2 <text:s/>0 <text:s/>0 <text:s/>1 <text:tab/> <text:s/>4 <text:s/>2 <text:s/>1 <text:s/>2 <text:tab/> <text:s text:c="2"/>2 <text:s/>2 <text:s/>1 <text:s/>1 </text:p>
      <text:p text:style-name="Preformatted_20_Text">2<text:tab/> 3 <text:s/>1 <text:s/>2 <text:s/>1 <text:tab/> <text:s/>5 <text:s/>2 <text:s/>5 <text:s/>2 <text:tab/> <text:s text:c="2"/>2 <text:s/>1 <text:s/>3 <text:s/>1 </text:p>
      <text:p text:style-name="Preformatted_20_Text">3<text:tab/> 2 <text:s/>1 <text:s/>0 <text:s/>3 <text:tab/> <text:s/>2 <text:s/>3 <text:s/>1 <text:s/>6 <text:tab/> <text:s text:c="2"/>0 <text:s/>2 <text:s/>1 <text:s/>3 </text:p>
      <text:p text:style-name="Preformatted_20_Text">4<text:tab/> 1 <text:s/>3 <text:s/>1 <text:s/>2 <text:tab/> <text:s/>1 <text:s/>4 <text:s/>2 <text:s/>4 <text:tab/> <text:s text:c="2"/>0 <text:s/>1 <text:s/>1 <text:s/>2 </text:p>
      <text:p text:style-name="Preformatted_20_Text">5<text:tab/> 1 <text:s/>4 <text:s/>5 <text:s/>2 <text:tab/> <text:s/>3 <text:s/>6 <text:s/>6 <text:s/>5 <text:tab/> <text:s text:c="2"/>2 <text:s/>2 <text:s/>1 <text:s/>3 </text:p>
      <text:p text:style-name="Preformatted_20_Text"></text:p>
      <text:p text:style-name="Preformatted_20_Text">Deadlock!</text:p>
      <text:p text:style-name="Preformatted_20_Text">P1 P2 P3 P4 P5 </text:p>
      <text:p text:style-name="Preformatted_20_Text"></text:p>
      <text:p text:style-name="Preformatted_20_Text"></text:p>
      <text:p text:style-name="Preformatted_20_Text">1. Enter data 2. Print data 3. View Sequence 4. Request 5. Exit</text:p>
      <text:p text:style-name="Preformatted_20_Text">Choice: 4</text:p>
      <text:p text:style-name="Preformatted_20_Text">Process: 2</text:p>
      <text:p text:style-name="Preformatted_20_Text">Request for: 1 1 0 0</text:p>
      <text:p text:style-name="Preformatted_20_Text">Data:</text:p>
      <text:p text:style-name="Preformatted_20_Text">P<text:tab/>Alloc<text:tab/><text:tab/> Max<text:tab/><text:tab/> <text:s/>Need<text:tab/><text:tab/> <text:s text:c="2"/>Available</text:p>
      <text:p text:style-name="Preformatted_20_Text"><text:s/><text:tab/>R1 R2 R3 R4 <text:tab/> R1 R2 R3 R4 <text:tab/> <text:s/>R1 R2 R3 R4 <text:tab/> <text:s text:c="2"/>R1 R2 R3 R4 </text:p>
      <text:p text:style-name="Preformatted_20_Text"><text:s/><text:tab/> <text:s text:c="4"/><text:tab/><text:tab/> <text:s text:c="3"/><text:tab/><text:tab/> <text:s text:c="5"/><text:tab/><text:tab/> <text:s text:c="3"/>1 <text:s/>1 <text:s/>2 <text:s/>1 </text:p>
      <text:p text:style-name="Preformatted_20_Text">1<text:tab/> 2 <text:s/>0 <text:s/>0 <text:s/>1 <text:tab/> <text:s/>4 <text:s/>2 <text:s/>1 <text:s/>2 <text:tab/> <text:s text:c="2"/>2 <text:s/>2 <text:s/>1 <text:s/>1 </text:p>
      <text:p text:style-name="Preformatted_20_Text">2<text:tab/> 4 <text:s/>2 <text:s/>2 <text:s/>1 <text:tab/> <text:s/>5 <text:s/>2 <text:s/>5 <text:s/>2 <text:tab/> <text:s text:c="2"/>1 <text:s/>0 <text:s/>3 <text:s/>1 </text:p>
      <text:p text:style-name="Preformatted_20_Text">3<text:tab/> 2 <text:s/>1 <text:s/>0 <text:s/>3 <text:tab/> <text:s/>2 <text:s/>3 <text:s/>1 <text:s/>6 <text:tab/> <text:s text:c="2"/>0 <text:s/>2 <text:s/>1 <text:s/>3 </text:p>
      <text:p text:style-name="Preformatted_20_Text">4<text:tab/> 1 <text:s/>3 <text:s/>1 <text:s/>2 <text:tab/> <text:s/>1 <text:s/>4 <text:s/>2 <text:s/>4 <text:tab/> <text:s text:c="2"/>0 <text:s/>1 <text:s/>1 <text:s/>2 </text:p>
      <text:p text:style-name="Preformatted_20_Text">5<text:tab/> 1 <text:s/>4 <text:s/>3 <text:s/>2 <text:tab/> <text:s/>3 <text:s/>6 <text:s/>6 <text:s/>5 <text:tab/> <text:s text:c="2"/>2 <text:s/>2 <text:s/>3 <text:s/>3 </text:p>
      <text:p text:style-name="Preformatted_20_Text"></text:p>
      <text:p text:style-name="Preformatted_20_Text">Deadlock!</text:p>
      <text:p text:style-name="Preformatted_20_Text">P1 P2 P3 P4 P5 </text:p>
      <text:p text:style-name="Preformatted_20_Text"></text:p>
      <text:p text:style-name="Preformatted_20_Text"></text:p>
      <text:p text:style-name="Preformatted_20_Text">1. Enter data 2. Print data 3. View Sequence 4. Request 5. Exit</text:p>
      <text:p text:style-name="Preformatted_20_Text">Choice: 5</text:p>
      <text:p text:style-name="Preformatted_20_Text">praveen@praveen exit</text:p>
      <text:p text:style-name="Preformatted_20_Text">exit</text:p>
      <text:p text:style-name="Preformatted_20_Text"/>
      <text:p text:style-name="Preformatted_20_Text">Script done on 2019-03-05 23:42:02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34cm" fo:margin-bottom="2cm" fo:margin-left="2.328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23:46:36.062866404</dc:date>
    <meta:editing-duration>PT3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307" meta:word-count="1404" meta:character-count="8015" meta:non-whitespace-character-count="4725"/>
  </office:meta>
</office:document-meta>
</file>